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AnyClassWithPrimitiveTypeTest.testRefacto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MockitoAnyClassWithPrimitiveTypeTest.testPositiveC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ockitoAnyClassWithPrimitiveTypeTest.testPositives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ockitoAnyClassWithPrimitiveTypeTest.testNegativeC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ockitoAnyClassWithPrimitiveTyp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